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4">
      <style:paragraph-properties fo:text-align="start" style:justify-single-word="false"/>
    </style:style>
    <style:style style:name="P5" style:family="paragraph" style:parent-style-name="Standard" style:list-style-name="L5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.9846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den Licastro</text:p>
      <text:p text:style-name="Standard">8/30/2012</text:p>
      <text:p text:style-name="Standard">CMPSC 381</text:p>
      <text:p text:style-name="Standard">Professor Roos</text:p>
      <text:p text:style-name="Standard"/>
      <text:list xml:id="list46462660" text:style-name="L2">
        <text:list-item>
          <text:p text:style-name="P1">Complete</text:p>
          <text:p text:style-name="P1"/>
        </text:list-item>
        <text:list-item>
          <text:p text:style-name="P1">ICMP stands for Internet Control Message Protocol. It is used primarily for computers to send and receive error messages.</text:p>
          <text:p text:style-name="P1"/>
        </text:list-item>
        <text:list-item>
          <text:p text:style-name="P1">netstat -s</text:p>
        </text:list-item>
      </text:list>
      <text:p text:style-name="Standard"><text:tab/><text:tab/>Icmp:</text:p>
      <text:p text:style-name="Standard"><text:tab/><text:tab/> <text:s text:c="3"/>47 ICMP messages received</text:p>
      <text:p text:style-name="Standard"><text:tab/><text:tab/> <text:s text:c="3"/>0 input ICMP message failed.</text:p>
      <text:p text:style-name="Standard"><text:tab/><text:tab/> <text:s text:c="3"/>ICMP input histogram:</text:p>
      <text:p text:style-name="Standard"><text:tab/><text:tab/> <text:s text:c="7"/>destination unreachable: 47</text:p>
      <text:p text:style-name="Standard"><text:tab/><text:tab/> <text:s text:c="3"/>47 ICMP messages sent</text:p>
      <text:p text:style-name="Standard"><text:tab/><text:tab/> <text:s text:c="3"/>0 ICMP messages failed</text:p>
      <text:p text:style-name="Standard"><text:tab/><text:tab/> <text:s text:c="3"/>ICMP output histogram:</text:p>
      <text:p text:style-name="Standard"><text:tab/><text:tab/> <text:s text:c="7"/>destination unreachable: 47</text:p>
      <text:p text:style-name="Standard"><text:tab/><text:tab/>IcmpMsg:</text:p>
      <text:p text:style-name="Standard"><text:tab/><text:tab/> <text:s text:c="7"/>InType3: 47</text:p>
      <text:p text:style-name="Standard"><text:tab/><text:tab/> <text:s text:c="7"/>OutType3: 47</text:p>
      <text:p text:style-name="Standard"/>
      <text:list xml:id="list228123561" text:style-name="L3">
        <text:list-item>
          <text:p text:style-name="P2">At the time of the check my computer only received one packet per second.</text:p>
        </text:list-item>
      </text:list>
      <text:p text:style-name="P3"/>
      <text:p text:style-name="P3"><text:tab/><text:tab/>licastb@aldenv61:~$ date; netstat -sw</text:p>
      <text:p text:style-name="P3"><text:tab/><text:tab/>Thu Aug 30 14:02:24 EDT 2012</text:p>
      <text:p text:style-name="P3"><text:tab/><text:tab/>Ip:</text:p>
      <text:p text:style-name="P3"><text:tab/><text:tab/> <text:s text:c="3"/>545149 total packets received</text:p>
      <text:p text:style-name="P3"><text:tab/><text:tab/></text:p>
      <text:p text:style-name="P3"/>
      <text:p text:style-name="P3"><text:tab/><text:tab/>licastb@aldenv61:~$ date; netstat -sw</text:p>
      <text:p text:style-name="P3"><text:tab/><text:tab/>Thu Aug 30 14:02:25 EDT 2012</text:p>
      <text:p text:style-name="P3"><text:tab/><text:tab/>Ip:</text:p>
      <text:p text:style-name="P3"><text:tab/><text:tab/> <text:s text:c="3"/>545150 total packets received</text:p>
      <text:p text:style-name="P3"/>
      <text:list xml:id="list1848944254" text:style-name="L4">
        <text:list-item>
          <text:p text:style-name="P4">I have 19 UDP ports listening on my machine.</text:p>
        </text:list-item>
      </text:list>
      <text:p text:style-name="P8">licastb@aldenv61:~$ netstat --udp -l</text:p>
      <text:p text:style-name="P8">Active Internet connections (only servers)</text:p>
      <text:p text:style-name="P8">Proto Recv-Q Send-Q Local Address <text:s text:c="10"/>Foreign Address <text:s text:c="8"/>State <text:s text:c="5"/></text:p>
      <text:p text:style-name="P8">udp <text:s text:c="7"/>0 <text:s text:c="5"/>0 localhost:domain <text:s text:c="7"/>*:* <text:s text:c="31"/></text:p>
      <text:p text:style-name="P8">udp <text:s text:c="7"/>0 <text:s text:c="5"/>0 *:sunrpc <text:s text:c="15"/>*:* <text:s text:c="31"/></text:p>
      <text:p text:style-name="P8">udp <text:s text:c="7"/>0 <text:s text:c="5"/>0 aldenv61.allegheny.:ntp *:* <text:s text:c="31"/></text:p>
      <text:p text:style-name="P8">udp <text:s text:c="7"/>0 <text:s text:c="5"/>0 localhost:ntp <text:s text:c="10"/>*:* <text:s text:c="31"/></text:p>
      <text:p text:style-name="P8">udp <text:s text:c="7"/>0 <text:s text:c="5"/>0 *:ntp <text:s text:c="18"/>*:* <text:s text:c="31"/></text:p>
      <text:p text:style-name="P8">udp <text:s text:c="7"/>0 <text:s text:c="5"/>0 *:snmp <text:s text:c="17"/>*:* <text:s text:c="31"/></text:p>
      <text:p text:style-name="P8">udp <text:s text:c="7"/>0 <text:s text:c="5"/>0 localhost:711 <text:s text:c="10"/>*:* <text:s text:c="31"/></text:p>
      <text:p text:style-name="P8">udp <text:s text:c="7"/>0 <text:s text:c="5"/>0 *:37576 <text:s text:c="16"/>*:* <text:s text:c="31"/></text:p>
      <text:p text:style-name="P8"><text:soft-page-break/>udp <text:s text:c="7"/>0 <text:s text:c="5"/>0 *:987 <text:s text:c="18"/>*:* <text:s text:c="31"/></text:p>
      <text:p text:style-name="P8">udp <text:s text:c="7"/>0 <text:s text:c="5"/>0 *:mdns <text:s text:c="17"/>*:* <text:s text:c="31"/></text:p>
      <text:p text:style-name="P8">udp <text:s text:c="7"/>0 <text:s text:c="5"/>0 *:38445 <text:s text:c="16"/>*:* <text:s text:c="31"/></text:p>
      <text:p text:style-name="P8">udp6 <text:s text:c="6"/>0 <text:s text:c="5"/>0 [::]:sunrpc <text:s text:c="12"/>[::]:* <text:s text:c="28"/></text:p>
      <text:p text:style-name="P8">udp6 <text:s text:c="6"/>0 <text:s text:c="5"/>0 ip6-localhost:ntp <text:s text:c="6"/>[::]:* <text:s text:c="28"/></text:p>
      <text:p text:style-name="P8">udp6 <text:s text:c="6"/>0 <text:s text:c="5"/>0 fe80::250:fcff:fea9:ntp [::]:* <text:s text:c="28"/></text:p>
      <text:p text:style-name="P8">udp6 <text:s text:c="6"/>0 <text:s text:c="5"/>0 [::]:ntp <text:s text:c="15"/>[::]:* <text:s text:c="28"/></text:p>
      <text:p text:style-name="P8">udp6 <text:s text:c="6"/>0 <text:s text:c="5"/>0 [::]:45443 <text:s text:c="13"/>[::]:* <text:s text:c="28"/></text:p>
      <text:p text:style-name="P8">udp6 <text:s text:c="6"/>0 <text:s text:c="5"/>0 [::]:47920 <text:s text:c="13"/>[::]:* <text:s text:c="28"/></text:p>
      <text:p text:style-name="P8">udp6 <text:s text:c="6"/>0 <text:s text:c="5"/>0 [::]:987 <text:s text:c="15"/>[::]:* <text:s text:c="28"/></text:p>
      <text:p text:style-name="P8">udp6 <text:s text:c="6"/>0 <text:s text:c="5"/>0 [::]:mdns <text:s text:c="14"/>[::]:* </text:p>
      <text:p text:style-name="P8"/>
      <text:list xml:id="list1619709518" text:style-name="L5">
        <text:list-item>
          <text:p text:style-name="P5">Complete</text:p>
          <text:p text:style-name="P5"/>
        </text:list-item>
        <text:list-item>
          <text:p text:style-name="P5">cs.allegheny.edu<text:tab/><text:span text:style-name="T1">141.195.226.29</text:span></text:p>
          <text:p text:style-name="P5"/>
          <text:p text:style-name="P5">microsoft.com<text:tab/><text:tab/><text:span text:style-name="T1">65.55.58.201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">64.4.11.37</text:p>
                                  <text:p text:style-name="P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">oracle.com<text:tab/><text:tab/><text:span text:style-name="T1">137.254.16.101</text:span></text:p>
          <text:p text:style-name="P5"/>
        </text:list-item>
        <text:list-item>
          <text:p text:style-name="P5">Complete</text:p>
        </text:list-item>
        <text:list-item>
          <text:p text:style-name="P5">allegheny.edu</text:p>
        </text:list-item>
      </text:list>
      <text:p text:style-name="P8">licastb@aldenv61:~$ whois allegheny.edu</text:p>
      <text:p text:style-name="P8">--------------------------</text:p>
      <text:p text:style-name="P8">Domain Name: ALLEGHENY.EDU</text:p>
      <text:p text:style-name="P8">Technical and Administrative Contact:</text:p>
      <text:p text:style-name="P8"><text:s text:c="3"/>Tim Hunter</text:p>
      <text:p text:style-name="P8"><text:s text:c="3"/>Director, Technical &amp; Network Services</text:p>
      <text:p text:style-name="P8"><text:s text:c="3"/>Allegheny College</text:p>
      <text:p text:style-name="P8"><text:s text:c="3"/>Reis Hall</text:p>
      <text:p text:style-name="P8"><text:s text:c="3"/>Meadville, PA 16335</text:p>
      <text:p text:style-name="P8"><text:s text:c="3"/>UNITED STATES</text:p>
      <text:p text:style-name="P8"><text:s text:c="3"/>(814) 332-2723</text:p>
      <text:p text:style-name="P8"><text:s text:c="3"/><text:a xlink:type="simple" xlink:href="mailto:thunter@allegheny.edu">thunter@allegheny.edu</text:a></text:p>
      <text:p text:style-name="P8"/>
      <text:p text:style-name="P9"><text:tab/>coveros.com</text:p>
      <text:p text:style-name="P7"><text:tab/>licastb@aldenv61:~$ whois coveros.com</text:p>
      <text:p text:style-name="P8"><text:s/>------------------------------------------------------------------------</text:p>
      <text:p text:style-name="P8"><text:s/>Administrative Contact, Technical Contact:</text:p>
      <text:p text:style-name="P8"><text:s text:c="4"/>Payne, Jeffery<text:tab/><text:tab/>jefferyepayne@gmail.com</text:p>
      <text:p text:style-name="P8"><text:s text:c="4"/>Coveros</text:p>
      <text:p text:style-name="P8"><text:s text:c="4"/>4000 Legato Road</text:p>
      <text:p text:style-name="P8"><text:s text:c="4"/>Suite 1100</text:p>
      <text:p text:style-name="P8"><text:s text:c="4"/>Fairfax, VA 22033</text:p>
      <text:p text:style-name="P8"><text:s text:c="4"/>US</text:p>
      <text:p text:style-name="P8"><text:s text:c="4"/>5408823051</text:p>
      <text:p text:style-name="P8"/>
      <text:p text:style-name="P8"/>
      <text:p text:style-name="P9"><text:soft-page-break/><text:tab/>instapaper.com</text:p>
      <text:p text:style-name="P8">licastb@aldenv61:~$ whois instapaper.com</text:p>
      <text:p text:style-name="P8">tech-c: admin-c:</text:p>
      <text:p text:style-name="P8"><text:s text:c="2"/>nic-hdl: MA4595-GANDI</text:p>
      <text:p text:style-name="P8"><text:s text:c="2"/>owner-name: Marco Arment</text:p>
      <text:p text:style-name="P8"><text:s text:c="2"/>organisation: ~</text:p>
      <text:p text:style-name="P8"><text:s text:c="2"/>person: Marco Arment</text:p>
      <text:p text:style-name="P8"><text:s text:c="2"/>address: P.O. Box 500</text:p>
      <text:p text:style-name="P8"><text:s text:c="2"/>zipcode: 10706</text:p>
      <text:p text:style-name="P8"><text:s text:c="2"/>city: Hastings on Hudson</text:p>
      <text:p text:style-name="P8"><text:s text:c="2"/>state: New York</text:p>
      <text:p text:style-name="P8"><text:s text:c="2"/>country: United States of America</text:p>
      <text:p text:style-name="P8"><text:s text:c="2"/>phone: +1.9149791394</text:p>
      <text:p text:style-name="P8"><text:s text:c="2"/>fax: ''</text:p>
      <text:p text:style-name="P8"><text:s text:c="2"/>email: whois@marco.org</text:p>
      <text:p text:style-name="P8"><text:s text:c="2"/>lastupdated: 2012-07-13 11:16:39</text:p>
      <text:p text:style-name="P9"></text:p>
      <text:list xml:id="list1017653412" text:continue-numbering="true" text:style-name="L5">
        <text:list-item>
          <text:p text:style-name="P5">I believe you chose them because they have different methods of formatting the information.</text:p>
        </text:list-item>
      </text:list>
      <text:p text:style-name="P3"/>
      <text:p text:style-name="P3"/>
      <text:list xml:id="list1514977392" text:continue-numbering="true" text:style-name="L5">
        <text:list-item>
          <text:p text:style-name="P5">Completed and verified</text:p>
        </text:list-item>
        <text:list-item>
          <text:p text:style-name="P5">D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8-30T13:37:18</meta:creation-date>
    <dc:date>2012-08-30T14:51:03</dc:date>
    <dc:creator>Braden Licastro</dc:creator>
    <meta:editing-duration>PT28M1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102" meta:word-count="374" meta:character-count="3168" meta:non-whitespace-character-count="2228"/>
  </office:meta>
</office:document-meta>
</file>